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98000000C423D9CCC10BFC3A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255cm" svg:height="3.888cm" svg:x="1.557cm" svg:y="13.015cm">
          <draw:image xlink:href="Pictures/1000000000000398000000C423D9CCC10BFC3A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0:49:36.628447974</meta:creation-date>
    <dc:date>2018-03-16T10:50:01.017838884</dc:date>
    <meta:editing-duration>PT2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